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0.933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anEstimate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Read_lengt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MeanLengthEstimat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YearOfBirth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66_markdup.bam</text:p>
          </table:table-cell>
          <table:table-cell office:value-type="float" office:value="6076.66666666667" calcext:value-type="float">
            <text:p>6076.66666666667</text:p>
          </table:table-cell>
          <table:table-cell office:value-type="float" office:value="5840.3" calcext:value-type="float">
            <text:p>5840.3</text:p>
          </table:table-cell>
          <table:table-cell office:value-type="float" office:value="6246.3" calcext:value-type="float">
            <text:p>6246.3</text:p>
          </table:table-cell>
          <table:table-cell office:value-type="string" calcext:value-type="string">
            <text:p>M</text:p>
          </table:table-cell>
          <table:table-cell office:value-type="float" office:value="1963" calcext:value-type="float">
            <text:p>1963</text:p>
          </table:table-cell>
          <table:table-cell/>
          <table:table-cell office:value-type="string" calcext:value-type="string">
            <text:p>R^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71_markdup.bam</text:p>
          </table:table-cell>
          <table:table-cell office:value-type="float" office:value="5604.3" calcext:value-type="float">
            <text:p>5604.3</text:p>
          </table:table-cell>
          <table:table-cell office:value-type="float" office:value="5372.9" calcext:value-type="float">
            <text:p>5372.9</text:p>
          </table:table-cell>
          <table:table-cell office:value-type="float" office:value="5773.4" calcext:value-type="float">
            <text:p>5773.4</text:p>
          </table:table-cell>
          <table:table-cell office:value-type="string" calcext:value-type="string">
            <text:p>M</text:p>
          </table:table-cell>
          <table:table-cell office:value-type="float" office:value="1969" calcext:value-type="float">
            <text:p>1969</text:p>
          </table:table-cell>
          <table:table-cell/>
          <table:table-cell table:formula="of:=RSQ([.C2:.C25];[.G2:.G25])" office:value-type="float" office:value="0.264323772000533" calcext:value-type="float">
            <text:p>0.2643237720005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80_markdup.bam</text:p>
          </table:table-cell>
          <table:table-cell office:value-type="float" office:value="8897.86666666667" calcext:value-type="float">
            <text:p>8897.86666666667</text:p>
          </table:table-cell>
          <table:table-cell office:value-type="float" office:value="8724.8" calcext:value-type="float">
            <text:p>8724.8</text:p>
          </table:table-cell>
          <table:table-cell office:value-type="float" office:value="9117" calcext:value-type="float">
            <text:p>9117</text:p>
          </table:table-cell>
          <table:table-cell office:value-type="string" calcext:value-type="string">
            <text:p>M</text:p>
          </table:table-cell>
          <table:table-cell office:value-type="float" office:value="2014" calcext:value-type="float">
            <text:p>2014</text:p>
          </table:table-cell>
          <table:table-cell/>
          <table:table-cell table:formula="of:=RSQ([.C26:.C49];[.G26:.G49])" office:value-type="float" office:value="0.157926066411439" calcext:value-type="float">
            <text:p>0.1579260664114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84_markdup.bam</text:p>
          </table:table-cell>
          <table:table-cell office:value-type="float" office:value="9679" calcext:value-type="float">
            <text:p>9679</text:p>
          </table:table-cell>
          <table:table-cell office:value-type="float" office:value="9589.8" calcext:value-type="float">
            <text:p>9589.8</text:p>
          </table:table-cell>
          <table:table-cell office:value-type="float" office:value="9796.4" calcext:value-type="float">
            <text:p>9796.4</text:p>
          </table:table-cell>
          <table:table-cell office:value-type="string" calcext:value-type="string">
            <text:p>F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or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85_markdup.bam</text:p>
          </table:table-cell>
          <table:table-cell office:value-type="float" office:value="6346.8" calcext:value-type="float">
            <text:p>6346.8</text:p>
          </table:table-cell>
          <table:table-cell office:value-type="float" office:value="6258.8" calcext:value-type="float">
            <text:p>6258.8</text:p>
          </table:table-cell>
          <table:table-cell office:value-type="float" office:value="6398.9" calcext:value-type="float">
            <text:p>6398.9</text:p>
          </table:table-cell>
          <table:table-cell office:value-type="string" calcext:value-type="string">
            <text:p>M</text:p>
          </table:table-cell>
          <table:table-cell office:value-type="float" office:value="2008" calcext:value-type="float">
            <text:p>2008</text:p>
          </table:table-cell>
          <table:table-cell/>
          <table:table-cell table:formula="of:=CORREL([.C2:.C25];[.G2:.G25])" office:value-type="float" office:value="0.514124276805261" calcext:value-type="float">
            <text:p>0.5141242768052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86_markdup.bam</text:p>
          </table:table-cell>
          <table:table-cell office:value-type="float" office:value="7289.23333333333" calcext:value-type="float">
            <text:p>7289.23333333333</text:p>
          </table:table-cell>
          <table:table-cell office:value-type="float" office:value="7096.1" calcext:value-type="float">
            <text:p>7096.1</text:p>
          </table:table-cell>
          <table:table-cell office:value-type="float" office:value="7386.5" calcext:value-type="float">
            <text:p>7386.5</text:p>
          </table:table-cell>
          <table:table-cell office:value-type="string" calcext:value-type="string">
            <text:p>M</text:p>
          </table:table-cell>
          <table:table-cell office:value-type="float" office:value="2006" calcext:value-type="float">
            <text:p>2006</text:p>
          </table:table-cell>
          <table:table-cell/>
          <table:table-cell table:formula="of:=CORREL([.C26:.C49];[.G26:.G49])" office:value-type="float" office:value="0.397399127341063" calcext:value-type="float">
            <text:p>0.3973991273410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87_markdup.bam</text:p>
          </table:table-cell>
          <table:table-cell office:value-type="float" office:value="5297.9" calcext:value-type="float">
            <text:p>5297.9</text:p>
          </table:table-cell>
          <table:table-cell office:value-type="float" office:value="5142.1" calcext:value-type="float">
            <text:p>5142.1</text:p>
          </table:table-cell>
          <table:table-cell office:value-type="float" office:value="5426.9" calcext:value-type="float">
            <text:p>5426.9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88_markdup.bam</text:p>
          </table:table-cell>
          <table:table-cell office:value-type="float" office:value="5748.83333333333" calcext:value-type="float">
            <text:p>5748.83333333333</text:p>
          </table:table-cell>
          <table:table-cell office:value-type="float" office:value="5442.3" calcext:value-type="float">
            <text:p>5442.3</text:p>
          </table:table-cell>
          <table:table-cell office:value-type="float" office:value="6089.4" calcext:value-type="float">
            <text:p>6089.4</text:p>
          </table:table-cell>
          <table:table-cell office:value-type="string" calcext:value-type="string">
            <text:p>M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89_markdup.bam</text:p>
          </table:table-cell>
          <table:table-cell office:value-type="float" office:value="7370.06666666667" calcext:value-type="float">
            <text:p>7370.06666666667</text:p>
          </table:table-cell>
          <table:table-cell office:value-type="float" office:value="7291.2" calcext:value-type="float">
            <text:p>7291.2</text:p>
          </table:table-cell>
          <table:table-cell office:value-type="float" office:value="7521.1" calcext:value-type="float">
            <text:p>7521.1</text:p>
          </table:table-cell>
          <table:table-cell office:value-type="string" calcext:value-type="string">
            <text:p>M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90_markdup.bam</text:p>
          </table:table-cell>
          <table:table-cell office:value-type="float" office:value="8017" calcext:value-type="float">
            <text:p>8017</text:p>
          </table:table-cell>
          <table:table-cell office:value-type="float" office:value="7936.9" calcext:value-type="float">
            <text:p>7936.9</text:p>
          </table:table-cell>
          <table:table-cell office:value-type="float" office:value="8172" calcext:value-type="float">
            <text:p>8172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92_markdup.bam</text:p>
          </table:table-cell>
          <table:table-cell office:value-type="float" office:value="6559.36666666667" calcext:value-type="float">
            <text:p>6559.36666666667</text:p>
          </table:table-cell>
          <table:table-cell office:value-type="float" office:value="6531.7" calcext:value-type="float">
            <text:p>6531.7</text:p>
          </table:table-cell>
          <table:table-cell office:value-type="float" office:value="6608.2" calcext:value-type="float">
            <text:p>6608.2</text:p>
          </table:table-cell>
          <table:table-cell office:value-type="string" calcext:value-type="string">
            <text:p>F</text:p>
          </table:table-cell>
          <table:table-cell office:value-type="float" office:value="1951" calcext:value-type="float">
            <text:p>195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93_markdup.bam</text:p>
          </table:table-cell>
          <table:table-cell office:value-type="float" office:value="8338.26666666667" calcext:value-type="float">
            <text:p>8338.26666666667</text:p>
          </table:table-cell>
          <table:table-cell office:value-type="float" office:value="8043" calcext:value-type="float">
            <text:p>8043</text:p>
          </table:table-cell>
          <table:table-cell office:value-type="float" office:value="8603.4" calcext:value-type="float">
            <text:p>8603.4</text:p>
          </table:table-cell>
          <table:table-cell office:value-type="string" calcext:value-type="string">
            <text:p>F</text:p>
          </table:table-cell>
          <table:table-cell office:value-type="float" office:value="1961" calcext:value-type="float">
            <text:p>196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94_markdup.bam</text:p>
          </table:table-cell>
          <table:table-cell office:value-type="float" office:value="6050.06666666667" calcext:value-type="float">
            <text:p>6050.06666666667</text:p>
          </table:table-cell>
          <table:table-cell office:value-type="float" office:value="5865.3" calcext:value-type="float">
            <text:p>5865.3</text:p>
          </table:table-cell>
          <table:table-cell office:value-type="float" office:value="6323.1" calcext:value-type="float">
            <text:p>6323.1</text:p>
          </table:table-cell>
          <table:table-cell office:value-type="string" calcext:value-type="string">
            <text:p>M</text:p>
          </table:table-cell>
          <table:table-cell office:value-type="float" office:value="1994" calcext:value-type="float">
            <text:p>199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96_markdup.bam</text:p>
          </table:table-cell>
          <table:table-cell office:value-type="float" office:value="5913.2" calcext:value-type="float">
            <text:p>5913.2</text:p>
          </table:table-cell>
          <table:table-cell office:value-type="float" office:value="5830.5" calcext:value-type="float">
            <text:p>5830.5</text:p>
          </table:table-cell>
          <table:table-cell office:value-type="float" office:value="6022.7" calcext:value-type="float">
            <text:p>6022.7</text:p>
          </table:table-cell>
          <table:table-cell office:value-type="string" calcext:value-type="string">
            <text:p>M</text:p>
          </table:table-cell>
          <table:table-cell office:value-type="float" office:value="1976" calcext:value-type="float">
            <text:p>197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97_markdup.bam</text:p>
          </table:table-cell>
          <table:table-cell office:value-type="float" office:value="4816.06666666667" calcext:value-type="float">
            <text:p>4816.06666666667</text:p>
          </table:table-cell>
          <table:table-cell office:value-type="float" office:value="4645.9" calcext:value-type="float">
            <text:p>4645.9</text:p>
          </table:table-cell>
          <table:table-cell office:value-type="float" office:value="4961.2" calcext:value-type="float">
            <text:p>4961.2</text:p>
          </table:table-cell>
          <table:table-cell office:value-type="string" calcext:value-type="string">
            <text:p>M</text:p>
          </table:table-cell>
          <table:table-cell office:value-type="float" office:value="1978" calcext:value-type="float">
            <text:p>197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601_markdup.bam</text:p>
          </table:table-cell>
          <table:table-cell office:value-type="float" office:value="6515.83333333333" calcext:value-type="float">
            <text:p>6515.83333333333</text:p>
          </table:table-cell>
          <table:table-cell office:value-type="float" office:value="6417.8" calcext:value-type="float">
            <text:p>6417.8</text:p>
          </table:table-cell>
          <table:table-cell office:value-type="float" office:value="6693.3" calcext:value-type="float">
            <text:p>6693.3</text:p>
          </table:table-cell>
          <table:table-cell office:value-type="string" calcext:value-type="string">
            <text:p>M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604_markdup.bam</text:p>
          </table:table-cell>
          <table:table-cell office:value-type="float" office:value="6516.83333333333" calcext:value-type="float">
            <text:p>6516.83333333333</text:p>
          </table:table-cell>
          <table:table-cell office:value-type="float" office:value="6422.4" calcext:value-type="float">
            <text:p>6422.4</text:p>
          </table:table-cell>
          <table:table-cell office:value-type="float" office:value="6674.5" calcext:value-type="float">
            <text:p>6674.5</text:p>
          </table:table-cell>
          <table:table-cell office:value-type="string" calcext:value-type="string">
            <text:p>M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616_markdup.bam</text:p>
          </table:table-cell>
          <table:table-cell office:value-type="float" office:value="8935" calcext:value-type="float">
            <text:p>8935</text:p>
          </table:table-cell>
          <table:table-cell office:value-type="float" office:value="8807.3" calcext:value-type="float">
            <text:p>8807.3</text:p>
          </table:table-cell>
          <table:table-cell office:value-type="float" office:value="9023.6" calcext:value-type="float">
            <text:p>9023.6</text:p>
          </table:table-cell>
          <table:table-cell office:value-type="string" calcext:value-type="string">
            <text:p>F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621_markdup.bam</text:p>
          </table:table-cell>
          <table:table-cell office:value-type="float" office:value="5519.43333333333" calcext:value-type="float">
            <text:p>5519.43333333333</text:p>
          </table:table-cell>
          <table:table-cell office:value-type="float" office:value="5406.4" calcext:value-type="float">
            <text:p>5406.4</text:p>
          </table:table-cell>
          <table:table-cell office:value-type="float" office:value="5690" calcext:value-type="float">
            <text:p>5690</text:p>
          </table:table-cell>
          <table:table-cell office:value-type="string" calcext:value-type="string">
            <text:p>F</text:p>
          </table:table-cell>
          <table:table-cell office:value-type="float" office:value="1964" calcext:value-type="float">
            <text:p>196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623_markdup.bam</text:p>
          </table:table-cell>
          <table:table-cell office:value-type="float" office:value="5096.66666666667" calcext:value-type="float">
            <text:p>5096.66666666667</text:p>
          </table:table-cell>
          <table:table-cell office:value-type="float" office:value="4949.8" calcext:value-type="float">
            <text:p>4949.8</text:p>
          </table:table-cell>
          <table:table-cell office:value-type="float" office:value="5215" calcext:value-type="float">
            <text:p>5215</text:p>
          </table:table-cell>
          <table:table-cell office:value-type="string" calcext:value-type="string">
            <text:p>F</text:p>
          </table:table-cell>
          <table:table-cell office:value-type="float" office:value="1942" calcext:value-type="float">
            <text:p>194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632_markdup.bam</text:p>
          </table:table-cell>
          <table:table-cell office:value-type="float" office:value="6046.36666666667" calcext:value-type="float">
            <text:p>6046.36666666667</text:p>
          </table:table-cell>
          <table:table-cell office:value-type="float" office:value="5606.8" calcext:value-type="float">
            <text:p>5606.8</text:p>
          </table:table-cell>
          <table:table-cell office:value-type="float" office:value="6884.8" calcext:value-type="float">
            <text:p>6884.8</text:p>
          </table:table-cell>
          <table:table-cell office:value-type="string" calcext:value-type="string">
            <text:p>M</text:p>
          </table:table-cell>
          <table:table-cell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659_markdup.bam</text:p>
          </table:table-cell>
          <table:table-cell office:value-type="float" office:value="8827.6" calcext:value-type="float">
            <text:p>8827.6</text:p>
          </table:table-cell>
          <table:table-cell office:value-type="float" office:value="8606.6" calcext:value-type="float">
            <text:p>8606.6</text:p>
          </table:table-cell>
          <table:table-cell office:value-type="float" office:value="9010" calcext:value-type="float">
            <text:p>9010</text:p>
          </table:table-cell>
          <table:table-cell office:value-type="string" calcext:value-type="string">
            <text:p>F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694_markdup.bam</text:p>
          </table:table-cell>
          <table:table-cell office:value-type="float" office:value="5330.86666666667" calcext:value-type="float">
            <text:p>5330.86666666667</text:p>
          </table:table-cell>
          <table:table-cell office:value-type="float" office:value="4945" calcext:value-type="float">
            <text:p>4945</text:p>
          </table:table-cell>
          <table:table-cell office:value-type="float" office:value="5769.2" calcext:value-type="float">
            <text:p>5769.2</text:p>
          </table:table-cell>
          <table:table-cell office:value-type="string" calcext:value-type="string">
            <text:p>F</text:p>
          </table:table-cell>
          <table:table-cell office:value-type="float" office:value="1946" calcext:value-type="float">
            <text:p>194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712_markdup.bam</text:p>
          </table:table-cell>
          <table:table-cell office:value-type="float" office:value="5894.66666666667" calcext:value-type="float">
            <text:p>5894.66666666667</text:p>
          </table:table-cell>
          <table:table-cell office:value-type="float" office:value="5785.5" calcext:value-type="float">
            <text:p>5785.5</text:p>
          </table:table-cell>
          <table:table-cell office:value-type="float" office:value="5995" calcext:value-type="float">
            <text:p>5995</text:p>
          </table:table-cell>
          <table:table-cell office:value-type="string" calcext:value-type="string">
            <text:p>F</text:p>
          </table:table-cell>
          <table:table-cell office:value-type="float" office:value="1985" calcext:value-type="float">
            <text:p>198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66_markdup.bam</text:p>
          </table:table-cell>
          <table:table-cell office:value-type="float" office:value="3091.8" calcext:value-type="float">
            <text:p>3091.8</text:p>
          </table:table-cell>
          <table:table-cell office:value-type="float" office:value="3002.4" calcext:value-type="float">
            <text:p>3002.4</text:p>
          </table:table-cell>
          <table:table-cell office:value-type="float" office:value="3179.3" calcext:value-type="float">
            <text:p>3179.3</text:p>
          </table:table-cell>
          <table:table-cell office:value-type="string" calcext:value-type="string">
            <text:p>M</text:p>
          </table:table-cell>
          <table:table-cell office:value-type="float" office:value="1963" calcext:value-type="float">
            <text:p>196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71_markdup.bam</text:p>
          </table:table-cell>
          <table:table-cell office:value-type="float" office:value="2663.56666666667" calcext:value-type="float">
            <text:p>2663.56666666667</text:p>
          </table:table-cell>
          <table:table-cell office:value-type="float" office:value="2595.9" calcext:value-type="float">
            <text:p>2595.9</text:p>
          </table:table-cell>
          <table:table-cell office:value-type="float" office:value="2751.1" calcext:value-type="float">
            <text:p>2751.1</text:p>
          </table:table-cell>
          <table:table-cell office:value-type="string" calcext:value-type="string">
            <text:p>M</text:p>
          </table:table-cell>
          <table:table-cell office:value-type="float" office:value="1969" calcext:value-type="float">
            <text:p>196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80_markdup.bam</text:p>
          </table:table-cell>
          <table:table-cell office:value-type="float" office:value="3302.03333333333" calcext:value-type="float">
            <text:p>3302.03333333333</text:p>
          </table:table-cell>
          <table:table-cell office:value-type="float" office:value="3250.1" calcext:value-type="float">
            <text:p>3250.1</text:p>
          </table:table-cell>
          <table:table-cell office:value-type="float" office:value="3375.5" calcext:value-type="float">
            <text:p>3375.5</text:p>
          </table:table-cell>
          <table:table-cell office:value-type="string" calcext:value-type="string">
            <text:p>M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84_markdup.bam</text:p>
          </table:table-cell>
          <table:table-cell office:value-type="float" office:value="6721.1" calcext:value-type="float">
            <text:p>6721.1</text:p>
          </table:table-cell>
          <table:table-cell office:value-type="float" office:value="6579.8" calcext:value-type="float">
            <text:p>6579.8</text:p>
          </table:table-cell>
          <table:table-cell office:value-type="float" office:value="6825.7" calcext:value-type="float">
            <text:p>6825.7</text:p>
          </table:table-cell>
          <table:table-cell office:value-type="string" calcext:value-type="string">
            <text:p>F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85_markdup.bam</text:p>
          </table:table-cell>
          <table:table-cell office:value-type="float" office:value="4344.2" calcext:value-type="float">
            <text:p>4344.2</text:p>
          </table:table-cell>
          <table:table-cell office:value-type="float" office:value="3500.4" calcext:value-type="float">
            <text:p>3500.4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M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86_markdup.bam</text:p>
          </table:table-cell>
          <table:table-cell office:value-type="float" office:value="4775.43333333333" calcext:value-type="float">
            <text:p>4775.43333333333</text:p>
          </table:table-cell>
          <table:table-cell office:value-type="float" office:value="4632.8" calcext:value-type="float">
            <text:p>4632.8</text:p>
          </table:table-cell>
          <table:table-cell office:value-type="float" office:value="4916.8" calcext:value-type="float">
            <text:p>4916.8</text:p>
          </table:table-cell>
          <table:table-cell office:value-type="string" calcext:value-type="string">
            <text:p>M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87_markdup.bam</text:p>
          </table:table-cell>
          <table:table-cell office:value-type="float" office:value="3650.56666666667" calcext:value-type="float">
            <text:p>3650.56666666667</text:p>
          </table:table-cell>
          <table:table-cell office:value-type="float" office:value="3562.4" calcext:value-type="float">
            <text:p>3562.4</text:p>
          </table:table-cell>
          <table:table-cell office:value-type="float" office:value="3754.2" calcext:value-type="float">
            <text:p>3754.2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88_markdup.bam</text:p>
          </table:table-cell>
          <table:table-cell office:value-type="float" office:value="3503.53333333333" calcext:value-type="float">
            <text:p>3503.53333333333</text:p>
          </table:table-cell>
          <table:table-cell office:value-type="float" office:value="3440.1" calcext:value-type="float">
            <text:p>3440.1</text:p>
          </table:table-cell>
          <table:table-cell office:value-type="float" office:value="3566.8" calcext:value-type="float">
            <text:p>3566.8</text:p>
          </table:table-cell>
          <table:table-cell office:value-type="string" calcext:value-type="string">
            <text:p>M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89_markdup.bam</text:p>
          </table:table-cell>
          <table:table-cell office:value-type="float" office:value="5029.83333333333" calcext:value-type="float">
            <text:p>5029.83333333333</text:p>
          </table:table-cell>
          <table:table-cell office:value-type="float" office:value="4573.7" calcext:value-type="float">
            <text:p>4573.7</text:p>
          </table:table-cell>
          <table:table-cell office:value-type="float" office:value="5295.8" calcext:value-type="float">
            <text:p>5295.8</text:p>
          </table:table-cell>
          <table:table-cell office:value-type="string" calcext:value-type="string">
            <text:p>M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90_markdup.bam</text:p>
          </table:table-cell>
          <table:table-cell office:value-type="float" office:value="3869.96666666667" calcext:value-type="float">
            <text:p>3869.96666666667</text:p>
          </table:table-cell>
          <table:table-cell office:value-type="float" office:value="3765.5" calcext:value-type="float">
            <text:p>3765.5</text:p>
          </table:table-cell>
          <table:table-cell office:value-type="float" office:value="3967.3" calcext:value-type="float">
            <text:p>3967.3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92_markdup.bam</text:p>
          </table:table-cell>
          <table:table-cell office:value-type="float" office:value="2929.1" calcext:value-type="float">
            <text:p>2929.1</text:p>
          </table:table-cell>
          <table:table-cell office:value-type="float" office:value="2878.2" calcext:value-type="float">
            <text:p>2878.2</text:p>
          </table:table-cell>
          <table:table-cell office:value-type="float" office:value="2960.2" calcext:value-type="float">
            <text:p>2960.2</text:p>
          </table:table-cell>
          <table:table-cell office:value-type="string" calcext:value-type="string">
            <text:p>F</text:p>
          </table:table-cell>
          <table:table-cell office:value-type="float" office:value="1951" calcext:value-type="float">
            <text:p>195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93_markdup.bam</text:p>
          </table:table-cell>
          <table:table-cell office:value-type="float" office:value="3591.7" calcext:value-type="float">
            <text:p>3591.7</text:p>
          </table:table-cell>
          <table:table-cell office:value-type="float" office:value="3542.4" calcext:value-type="float">
            <text:p>3542.4</text:p>
          </table:table-cell>
          <table:table-cell office:value-type="float" office:value="3666.9" calcext:value-type="float">
            <text:p>3666.9</text:p>
          </table:table-cell>
          <table:table-cell office:value-type="string" calcext:value-type="string">
            <text:p>F</text:p>
          </table:table-cell>
          <table:table-cell office:value-type="float" office:value="1961" calcext:value-type="float">
            <text:p>196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94_markdup.bam</text:p>
          </table:table-cell>
          <table:table-cell office:value-type="float" office:value="3816.3" calcext:value-type="float">
            <text:p>3816.3</text:p>
          </table:table-cell>
          <table:table-cell office:value-type="float" office:value="3779" calcext:value-type="float">
            <text:p>3779</text:p>
          </table:table-cell>
          <table:table-cell office:value-type="float" office:value="3887.4" calcext:value-type="float">
            <text:p>3887.4</text:p>
          </table:table-cell>
          <table:table-cell office:value-type="string" calcext:value-type="string">
            <text:p>M</text:p>
          </table:table-cell>
          <table:table-cell office:value-type="float" office:value="1994" calcext:value-type="float">
            <text:p>199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96_markdup.bam</text:p>
          </table:table-cell>
          <table:table-cell office:value-type="float" office:value="2569.86666666667" calcext:value-type="float">
            <text:p>2569.86666666667</text:p>
          </table:table-cell>
          <table:table-cell office:value-type="float" office:value="2536.7" calcext:value-type="float">
            <text:p>2536.7</text:p>
          </table:table-cell>
          <table:table-cell office:value-type="float" office:value="2597.9" calcext:value-type="float">
            <text:p>2597.9</text:p>
          </table:table-cell>
          <table:table-cell office:value-type="string" calcext:value-type="string">
            <text:p>M</text:p>
          </table:table-cell>
          <table:table-cell office:value-type="float" office:value="1976" calcext:value-type="float">
            <text:p>197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97_markdup.bam</text:p>
          </table:table-cell>
          <table:table-cell office:value-type="float" office:value="2607.16666666667" calcext:value-type="float">
            <text:p>2607.16666666667</text:p>
          </table:table-cell>
          <table:table-cell office:value-type="float" office:value="2570.1" calcext:value-type="float">
            <text:p>2570.1</text:p>
          </table:table-cell>
          <table:table-cell office:value-type="float" office:value="2632.5" calcext:value-type="float">
            <text:p>2632.5</text:p>
          </table:table-cell>
          <table:table-cell office:value-type="string" calcext:value-type="string">
            <text:p>M</text:p>
          </table:table-cell>
          <table:table-cell office:value-type="float" office:value="1978" calcext:value-type="float">
            <text:p>197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601_markdup.bam</text:p>
          </table:table-cell>
          <table:table-cell office:value-type="float" office:value="3079.73333333333" calcext:value-type="float">
            <text:p>3079.73333333333</text:p>
          </table:table-cell>
          <table:table-cell office:value-type="float" office:value="3046.6" calcext:value-type="float">
            <text:p>3046.6</text:p>
          </table:table-cell>
          <table:table-cell office:value-type="float" office:value="3117.1" calcext:value-type="float">
            <text:p>3117.1</text:p>
          </table:table-cell>
          <table:table-cell office:value-type="string" calcext:value-type="string">
            <text:p>M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604_markdup.bam</text:p>
          </table:table-cell>
          <table:table-cell office:value-type="float" office:value="3724.2" calcext:value-type="float">
            <text:p>3724.2</text:p>
          </table:table-cell>
          <table:table-cell office:value-type="float" office:value="3663.1" calcext:value-type="float">
            <text:p>3663.1</text:p>
          </table:table-cell>
          <table:table-cell office:value-type="float" office:value="3829.5" calcext:value-type="float">
            <text:p>3829.5</text:p>
          </table:table-cell>
          <table:table-cell office:value-type="string" calcext:value-type="string">
            <text:p>M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616_markdup.bam</text:p>
          </table:table-cell>
          <table:table-cell office:value-type="float" office:value="2826.46666666667" calcext:value-type="float">
            <text:p>2826.46666666667</text:p>
          </table:table-cell>
          <table:table-cell office:value-type="float" office:value="2765.2" calcext:value-type="float">
            <text:p>2765.2</text:p>
          </table:table-cell>
          <table:table-cell office:value-type="float" office:value="2896" calcext:value-type="float">
            <text:p>2896</text:p>
          </table:table-cell>
          <table:table-cell office:value-type="string" calcext:value-type="string">
            <text:p>F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621_markdup.bam</text:p>
          </table:table-cell>
          <table:table-cell office:value-type="float" office:value="2933.13333333333" calcext:value-type="float">
            <text:p>2933.13333333333</text:p>
          </table:table-cell>
          <table:table-cell office:value-type="float" office:value="2906" calcext:value-type="float">
            <text:p>2906</text:p>
          </table:table-cell>
          <table:table-cell office:value-type="float" office:value="2984.3" calcext:value-type="float">
            <text:p>2984.3</text:p>
          </table:table-cell>
          <table:table-cell office:value-type="string" calcext:value-type="string">
            <text:p>F</text:p>
          </table:table-cell>
          <table:table-cell office:value-type="float" office:value="1964" calcext:value-type="float">
            <text:p>196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623_markdup.bam</text:p>
          </table:table-cell>
          <table:table-cell office:value-type="float" office:value="3521.56666666667" calcext:value-type="float">
            <text:p>3521.56666666667</text:p>
          </table:table-cell>
          <table:table-cell office:value-type="float" office:value="3502.4" calcext:value-type="float">
            <text:p>3502.4</text:p>
          </table:table-cell>
          <table:table-cell office:value-type="float" office:value="3555.3" calcext:value-type="float">
            <text:p>3555.3</text:p>
          </table:table-cell>
          <table:table-cell office:value-type="string" calcext:value-type="string">
            <text:p>F</text:p>
          </table:table-cell>
          <table:table-cell office:value-type="float" office:value="1942" calcext:value-type="float">
            <text:p>194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632_markdup.bam</text:p>
          </table:table-cell>
          <table:table-cell office:value-type="float" office:value="5065.5" calcext:value-type="float">
            <text:p>5065.5</text:p>
          </table:table-cell>
          <table:table-cell office:value-type="float" office:value="4939.4" calcext:value-type="float">
            <text:p>4939.4</text:p>
          </table:table-cell>
          <table:table-cell office:value-type="float" office:value="5221.7" calcext:value-type="float">
            <text:p>5221.7</text:p>
          </table:table-cell>
          <table:table-cell office:value-type="string" calcext:value-type="string">
            <text:p>M</text:p>
          </table:table-cell>
          <table:table-cell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659_markdup.bam</text:p>
          </table:table-cell>
          <table:table-cell office:value-type="float" office:value="3010.5" calcext:value-type="float">
            <text:p>3010.5</text:p>
          </table:table-cell>
          <table:table-cell office:value-type="float" office:value="3000.4" calcext:value-type="float">
            <text:p>3000.4</text:p>
          </table:table-cell>
          <table:table-cell office:value-type="float" office:value="3026.5" calcext:value-type="float">
            <text:p>3026.5</text:p>
          </table:table-cell>
          <table:table-cell office:value-type="string" calcext:value-type="string">
            <text:p>F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694_markdup.bam</text:p>
          </table:table-cell>
          <table:table-cell office:value-type="float" office:value="2949.23333333333" calcext:value-type="float">
            <text:p>2949.23333333333</text:p>
          </table:table-cell>
          <table:table-cell office:value-type="float" office:value="2936.1" calcext:value-type="float">
            <text:p>2936.1</text:p>
          </table:table-cell>
          <table:table-cell office:value-type="float" office:value="2961.2" calcext:value-type="float">
            <text:p>2961.2</text:p>
          </table:table-cell>
          <table:table-cell office:value-type="string" calcext:value-type="string">
            <text:p>F</text:p>
          </table:table-cell>
          <table:table-cell office:value-type="float" office:value="1946" calcext:value-type="float">
            <text:p>194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712_markdup.bam</text:p>
          </table:table-cell>
          <table:table-cell office:value-type="float" office:value="2875.43333333333" calcext:value-type="float">
            <text:p>2875.43333333333</text:p>
          </table:table-cell>
          <table:table-cell office:value-type="float" office:value="2828.1" calcext:value-type="float">
            <text:p>2828.1</text:p>
          </table:table-cell>
          <table:table-cell office:value-type="float" office:value="2911.3" calcext:value-type="float">
            <text:p>2911.3</text:p>
          </table:table-cell>
          <table:table-cell office:value-type="string" calcext:value-type="string">
            <text:p>F</text:p>
          </table:table-cell>
          <table:table-cell office:value-type="float" office:value="1985" calcext:value-type="float">
            <text:p>198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11:04:22.635396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5T11:52:35.276340347</dc:date>
    <meta:editing-duration>PT1H41M27S</meta:editing-duration>
    <meta:editing-cycles>2</meta:editing-cycles>
    <meta:generator>LibreOffice/6.4.7.2$Linux_X86_64 LibreOffice_project/40$Build-2</meta:generator>
    <meta:document-statistic meta:table-count="1" meta:cell-count="349" meta:object-count="0"/>
  </office:meta>
</office:document-meta>
</file>